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ConfigTransactionalTestNGSpringContextTests.befor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ConfigTransactionalTestNGSpringContextTests.after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ConfigTransactionalTestNGSpringContextTests.tearDow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xtConfiguration.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ConfigTransactionalTestNGSpringContextTests.deletePers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Configuration.employ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ConfigTransactionalTestNGSpringContextTests.autowiringFromConfi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ConfigTransactionalTestNGSpringContextTests.setU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ConfigTransactionalTestNGSpringContextTests.createPers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Configuration.p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Configuration.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ConfigTransactionalTestNGSpringContextTests.modifyTestDataWithin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ConfigTransactionalTestNGSpringContextTests.assertAddPers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ConfigTransactionalTestNGSpringContextTests.aft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ConfigTransactionalTestNGSpringContextTests.assertNumRowsInPersonTable( int expectedNumRows , String test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ConfigTransactionalTestNGSpringContextTests.before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